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Fine_20_Dashed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0.5cm" svg:height="52.5cm" svg:x="0cm" svg:y="-2.6cm">
          <text:p/>
        </draw:rect>
        <draw:rect draw:style-name="gr2" draw:text-style-name="P1" draw:layer="layout" svg:width="4.065cm" svg:height="1.8cm" svg:x="36.2cm" svg:y="7.6cm">
          <text:p text:style-name="P1">Database</text:p>
        </draw:rect>
        <draw:g>
          <draw:circle draw:style-name="gr1" draw:text-style-name="P1" draw:layer="layout" svg:width="1.1cm" svg:height="1.1cm" svg:x="1.4cm" svg:y="-0.8cm">
            <text:p/>
          </draw:circle>
          <draw:line draw:style-name="gr3" draw:text-style-name="P1" draw:layer="layout" svg:x1="1cm" svg:y1="1cm" svg:x2="2.8cm" svg:y2="1cm">
            <text:p/>
          </draw:line>
          <draw:line draw:style-name="gr3" draw:text-style-name="P1" draw:layer="layout" svg:x1="1.9cm" svg:y1="0.3cm" svg:x2="1.9cm" svg:y2="2.1cm">
            <text:p/>
          </draw:line>
          <draw:line draw:style-name="gr3" draw:text-style-name="P1" draw:layer="layout" svg:x1="1cm" svg:y1="3.3cm" svg:x2="1.9cm" svg:y2="2.1cm">
            <text:p/>
          </draw:line>
          <draw:line draw:style-name="gr3" draw:text-style-name="P1" draw:layer="layout" svg:x1="2.9cm" svg:y1="3.3cm" svg:x2="1.9cm" svg:y2="2.1cm">
            <text:p/>
          </draw:line>
          <draw:circle draw:style-name="gr1" draw:text-style-name="P1" draw:layer="layout" svg:width="1.1cm" svg:height="1.1cm" svg:x="1.4cm" svg:y="-0.8cm">
            <text:p/>
          </draw:circle>
          <draw:line draw:style-name="gr3" draw:text-style-name="P1" draw:layer="layout" svg:x1="1cm" svg:y1="1cm" svg:x2="2.8cm" svg:y2="1cm">
            <text:p/>
          </draw:line>
          <draw:line draw:style-name="gr3" draw:text-style-name="P1" draw:layer="layout" svg:x1="1.9cm" svg:y1="0.3cm" svg:x2="1.9cm" svg:y2="2.1cm">
            <text:p/>
          </draw:line>
          <draw:line draw:style-name="gr3" draw:text-style-name="P1" draw:layer="layout" svg:x1="1cm" svg:y1="3.3cm" svg:x2="1.9cm" svg:y2="2.1cm">
            <text:p/>
          </draw:line>
          <draw:line draw:style-name="gr3" draw:text-style-name="P1" draw:layer="layout" svg:x1="2.9cm" svg:y1="3.3cm" svg:x2="1.9cm" svg:y2="2.1cm">
            <text:p/>
          </draw:line>
        </draw:g>
        <draw:custom-shape draw:style-name="gr4" draw:text-style-name="P1" draw:layer="layout" svg:width="3.4cm" svg:height="2.4cm" svg:x="4.6cm" svg:y="2.3cm">
          <text:p text:style-name="P1">Index.php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1" draw:layer="layout" svg:x1="1.8cm" svg:y1="5.8cm" svg:x2="1.8cm" svg:y2="48.2cm">
          <text:p/>
        </draw:line>
        <draw:line draw:style-name="gr5" draw:text-style-name="P1" draw:layer="layout" svg:x1="6.1cm" svg:y1="4.6cm" svg:x2="6.1cm" svg:y2="47.9cm">
          <text:p/>
        </draw:line>
        <draw:line draw:style-name="gr6" draw:text-style-name="P1" draw:layer="layout" svg:x1="2.6cm" svg:y1="3.8cm" svg:x2="4.6cm" svg:y2="3.8cm">
          <text:p/>
        </draw:line>
        <draw:rect draw:style-name="gr1" draw:text-style-name="P1" draw:layer="layout" svg:width="0.6cm" svg:height="41.8cm" svg:x="5.8cm" svg:y="5cm">
          <text:p/>
        </draw:rect>
        <draw:line draw:style-name="gr6" draw:text-style-name="P1" draw:layer="layout" svg:x1="6.4cm" svg:y1="6cm" svg:x2="10cm" svg:y2="6cm">
          <text:p/>
        </draw:line>
        <draw:frame draw:style-name="gr7" draw:layer="layout" svg:width="0.853cm" svg:height="0.962cm" svg:x="12.347cm" svg:y="5cm">
          <draw:text-box>
            <text:p>1</text:p>
          </draw:text-box>
        </draw:frame>
        <draw:line draw:style-name="gr5" draw:text-style-name="P1" draw:layer="layout" svg:x1="11.7cm" svg:y1="6.8cm" svg:x2="11.7cm" svg:y2="47.8cm">
          <text:p/>
        </draw:line>
        <draw:g>
          <draw:rect draw:style-name="gr2" draw:text-style-name="P1" draw:layer="layout" svg:width="3.6cm" svg:height="1.8cm" svg:x="10cm" svg:y="5cm">
            <text:p text:style-name="P1">Core</text:p>
          </draw:rect>
          <draw:frame draw:style-name="gr7" draw:layer="layout" svg:width="0.853cm" svg:height="0.962cm" svg:x="12.947cm" svg:y="4.938cm">
            <draw:text-box>
              <text:p>1</text:p>
            </draw:text-box>
          </draw:frame>
        </draw:g>
        <draw:frame draw:style-name="gr7" draw:layer="layout" svg:width="0.853cm" svg:height="0.962cm" svg:x="46.447cm" svg:y="9.9cm">
          <draw:text-box>
            <text:p>1</text:p>
          </draw:text-box>
        </draw:frame>
        <draw:rect draw:style-name="gr2" draw:text-style-name="P1" draw:layer="layout" svg:width="6.2cm" svg:height="1.8cm" svg:x="41.1cm" svg:y="9.6cm">
          <text:p text:style-name="P1">TemplateRenderer</text:p>
        </draw:rect>
        <draw:line draw:style-name="gr5" draw:text-style-name="P1" draw:layer="layout" svg:x1="44.2cm" svg:y1="11.5cm" svg:x2="44.2cm" svg:y2="47.9cm">
          <text:p/>
        </draw:line>
        <draw:frame draw:style-name="gr7" draw:layer="layout" svg:width="0.853cm" svg:height="0.962cm" svg:x="46.547cm" svg:y="9.538cm">
          <draw:text-box>
            <text:p>1</text:p>
          </draw:text-box>
        </draw:frame>
        <draw:frame draw:style-name="gr8" draw:layer="layout" svg:width="3.465cm" svg:height="1.673cm" svg:x="6.435cm" svg:y="4.327cm">
          <draw:text-box>
            <text:p>&lt;&lt;static&gt;&gt;</text:p>
            <text:p>instance()</text:p>
          </draw:text-box>
        </draw:frame>
        <draw:line draw:style-name="gr6" draw:text-style-name="P1" draw:layer="layout" svg:x1="12.079cm" svg:y1="10.511cm" svg:x2="41cm" svg:y2="10.498cm">
          <text:p/>
        </draw:line>
        <draw:frame draw:style-name="gr9" draw:layer="layout" svg:width="3.465cm" svg:height="1.673cm" svg:x="11.8cm" svg:y="8.8cm">
          <draw:text-box>
            <text:p>&lt;&lt;static&gt;&gt;</text:p>
            <text:p>instance()</text:p>
          </draw:text-box>
        </draw:frame>
        <draw:rect draw:style-name="gr2" draw:text-style-name="P1" draw:layer="layout" svg:width="3.3cm" svg:height="1.8cm" svg:x="48cm" svg:y="14.1cm">
          <text:p text:style-name="P1">I18N</text:p>
        </draw:rect>
        <draw:line draw:style-name="gr5" draw:text-style-name="P1" draw:layer="layout" svg:x1="49.7cm" svg:y1="15.9cm" svg:x2="49.7cm" svg:y2="47.8cm">
          <text:p/>
        </draw:line>
        <draw:frame draw:style-name="gr7" draw:layer="layout" svg:width="0.853cm" svg:height="0.962cm" svg:x="50.6cm" svg:y="14.038cm">
          <draw:text-box>
            <text:p>1</text:p>
          </draw:text-box>
        </draw:frame>
        <draw:line draw:style-name="gr6" draw:text-style-name="P1" draw:layer="layout" svg:x1="11.6cm" svg:y1="14.911cm" svg:x2="48cm" svg:y2="14.9cm">
          <text:p/>
        </draw:line>
        <draw:frame draw:style-name="gr10" draw:layer="layout" svg:width="3.465cm" svg:height="1.673cm" svg:x="11.8cm" svg:y="13.3cm">
          <draw:text-box>
            <text:p>&lt;&lt;static&gt;&gt;</text:p>
            <text:p>instance()</text:p>
          </draw:text-box>
        </draw:frame>
        <draw:g>
          <draw:rect draw:style-name="gr2" draw:text-style-name="P1" draw:layer="layout" svg:width="6.2cm" svg:height="1.8cm" svg:x="16.265cm" svg:y="17.6cm">
            <text:p text:style-name="P1">Controller</text:p>
          </draw:rect>
          <draw:frame draw:style-name="gr11" draw:layer="layout" svg:width="0.853cm" svg:height="0.962cm" svg:x="21.747cm" svg:y="17.6cm">
            <draw:text-box>
              <text:p>1</text:p>
            </draw:text-box>
          </draw:frame>
        </draw:g>
        <draw:line draw:style-name="gr5" draw:text-style-name="P1" draw:layer="layout" svg:x1="19.365cm" svg:y1="19.4cm" svg:x2="19.365cm" svg:y2="47.8cm">
          <text:p/>
        </draw:line>
        <draw:frame draw:style-name="gr8" draw:layer="layout" svg:width="3.465cm" svg:height="1.673cm" svg:x="11.8cm" svg:y="16.727cm">
          <draw:text-box>
            <text:p>&lt;&lt;static&gt;&gt;</text:p>
            <text:p>instance()</text:p>
          </draw:text-box>
        </draw:frame>
        <draw:line draw:style-name="gr6" draw:text-style-name="P1" draw:layer="layout" svg:x1="11.7cm" svg:y1="18.5cm" svg:x2="16.3cm" svg:y2="18.5cm">
          <text:p/>
        </draw:line>
        <draw:rect draw:style-name="gr1" draw:text-style-name="P1" draw:layer="layout" svg:width="0.6cm" svg:height="1.3cm" svg:x="49.4cm" svg:y="16.4cm">
          <text:p/>
        </draw:rect>
        <draw:line draw:style-name="gr6" draw:text-style-name="P1" draw:layer="layout" svg:x1="11.6cm" svg:y1="16.5cm" svg:x2="49.4cm" svg:y2="16.5cm">
          <text:p/>
        </draw:line>
        <draw:frame draw:style-name="gr12" draw:layer="layout" svg:width="11.499cm" svg:height="1.173cm" svg:x="11.801cm" svg:y="15.6cm">
          <draw:text-box>
            <text:p>addFolder('Path/To/Language/Folder')</text:p>
          </draw:text-box>
        </draw:frame>
        <draw:rect draw:style-name="gr1" draw:text-style-name="P1" draw:layer="layout" svg:width="0.6cm" svg:height="0.5cm" svg:x="49.7cm" svg:y="16.8cm">
          <text:p/>
        </draw:rect>
        <draw:line draw:style-name="gr3" draw:text-style-name="P1" draw:layer="layout" svg:x1="50cm" svg:y1="16.4cm" svg:x2="51.8cm" svg:y2="16.4cm">
          <text:p/>
        </draw:line>
        <draw:line draw:style-name="gr3" draw:text-style-name="P1" draw:layer="layout" svg:x1="51.8cm" svg:y1="16.8cm" svg:x2="51.8cm" svg:y2="16.4cm">
          <text:p/>
        </draw:line>
        <draw:line draw:style-name="gr6" draw:text-style-name="P1" draw:layer="layout" svg:x1="51.8cm" svg:y1="16.8cm" svg:x2="50.3cm" svg:y2="16.8cm">
          <text:p/>
        </draw:line>
        <draw:frame draw:style-name="gr13" draw:layer="layout" svg:width="6.9cm" svg:height="1.173cm" svg:x="51.8cm" svg:y="16.027cm">
          <draw:text-box>
            <text:p>parseLanguageFiles()</text:p>
          </draw:text-box>
        </draw:frame>
        <draw:rect draw:style-name="gr1" draw:text-style-name="P1" draw:layer="layout" svg:width="0.6cm" svg:height="0.4cm" svg:x="43.9cm" svg:y="12.6cm">
          <text:p/>
        </draw:rect>
        <draw:line draw:style-name="gr6" draw:text-style-name="P1" draw:layer="layout" svg:x1="11.6cm" svg:y1="12.8cm" svg:x2="43.9cm" svg:y2="12.633cm">
          <text:p/>
        </draw:line>
        <draw:frame draw:style-name="gr14" draw:layer="layout" svg:width="12.4cm" svg:height="1.1cm" svg:x="11.8cm" svg:y="11.8cm">
          <draw:text-box>
            <text:p>setTemplateDirectory('Path/To/Directory')</text:p>
          </draw:text-box>
        </draw:frame>
        <draw:frame draw:style-name="gr15" draw:layer="layout" svg:width="0.559cm" svg:height="0.962cm" svg:x="39.541cm" svg:y="7.6cm">
          <draw:text-box>
            <text:p>1</text:p>
          </draw:text-box>
        </draw:frame>
        <draw:line draw:style-name="gr6" draw:text-style-name="P1" draw:layer="layout" svg:x1="11.758cm" svg:y1="8.6cm" svg:x2="36.1cm" svg:y2="8.6cm">
          <text:p/>
        </draw:line>
        <draw:frame draw:style-name="gr16" draw:layer="layout" svg:width="3.465cm" svg:height="1.673cm" svg:x="11.8cm" svg:y="6.9cm">
          <draw:text-box>
            <text:p>&lt;&lt;static&gt;&gt;</text:p>
            <text:p>instance()</text:p>
          </draw:text-box>
        </draw:frame>
        <draw:line draw:style-name="gr5" draw:text-style-name="P1" draw:layer="layout" svg:x1="38.1cm" svg:y1="9.4cm" svg:x2="38.1cm" svg:y2="47.9cm">
          <text:p/>
        </draw:line>
        <draw:rect draw:style-name="gr1" draw:text-style-name="P1" draw:layer="layout" svg:width="0.6cm" svg:height="26.3cm" svg:x="11.4cm" svg:y="19.9cm">
          <text:p/>
        </draw:rect>
        <draw:line draw:style-name="gr6" draw:text-style-name="P1" draw:layer="layout" svg:x1="6.4cm" svg:y1="19.873cm" svg:x2="11.5cm" svg:y2="19.873cm">
          <text:p/>
        </draw:line>
        <draw:frame draw:style-name="gr17" draw:layer="layout" svg:width="3.465cm" svg:height="1cm" svg:x="6.513cm" svg:y="18.987cm">
          <draw:text-box>
            <text:p>render()</text:p>
          </draw:text-box>
        </draw:frame>
        <draw:rect draw:style-name="gr1" draw:text-style-name="P1" draw:layer="layout" svg:width="0.6cm" svg:height="3.6cm" svg:x="19.1cm" svg:y="20.6cm">
          <text:p/>
        </draw:rect>
        <draw:line draw:style-name="gr6" draw:text-style-name="P1" draw:layer="layout" svg:x1="12cm" svg:y1="20.586cm" svg:x2="19.1cm" svg:y2="20.586cm">
          <text:p/>
        </draw:line>
        <draw:frame draw:style-name="gr17" draw:layer="layout" svg:width="4.824cm" svg:height="1cm" svg:x="12.157cm" svg:y="19.7cm">
          <draw:text-box>
            <text:p>init()</text:p>
          </draw:text-box>
        </draw:frame>
        <draw:rect draw:style-name="gr1" draw:text-style-name="P1" draw:layer="layout" svg:width="0.6cm" svg:height="21cm" svg:x="19.1cm" svg:y="24.9cm">
          <text:p/>
        </draw:rect>
        <draw:line draw:style-name="gr6" draw:text-style-name="P1" draw:layer="layout" svg:x1="12cm" svg:y1="24.886cm" svg:x2="19.1cm" svg:y2="24.886cm">
          <text:p/>
        </draw:line>
        <draw:frame draw:style-name="gr17" draw:layer="layout" svg:width="4.824cm" svg:height="1cm" svg:x="12.157cm" svg:y="23.9cm">
          <draw:text-box>
            <text:p>render()</text:p>
          </draw:text-box>
        </draw:frame>
        <draw:g>
          <draw:rect draw:style-name="gr2" draw:text-style-name="P1" draw:layer="layout" svg:width="6.2cm" svg:height="1.8cm" svg:x="24.365cm" svg:y="20.1cm">
            <text:p text:style-name="P1">SearchView</text:p>
          </draw:rect>
        </draw:g>
        <draw:line draw:style-name="gr5" draw:text-style-name="P1" draw:layer="layout" svg:x1="27.6cm" svg:y1="21.9cm" svg:x2="27.6cm" svg:y2="47.9cm">
          <text:p/>
        </draw:line>
        <draw:line draw:style-name="gr6" draw:text-style-name="P1" draw:layer="layout" svg:x1="19.7cm" svg:y1="21.1cm" svg:x2="24.4cm" svg:y2="21.1cm">
          <text:p/>
        </draw:line>
        <draw:rect draw:style-name="gr1" draw:text-style-name="P1" draw:layer="layout" svg:width="0.6cm" svg:height="1.1cm" svg:x="27.3cm" svg:y="23cm">
          <text:p/>
        </draw:rect>
        <draw:line draw:style-name="gr6" draw:text-style-name="P1" draw:layer="layout" svg:x1="19.7cm" svg:y1="23cm" svg:x2="27.3cm" svg:y2="22.986cm">
          <text:p/>
        </draw:line>
        <draw:frame draw:style-name="gr17" draw:layer="layout" svg:width="4.824cm" svg:height="1cm" svg:x="19.676cm" svg:y="22cm">
          <draw:text-box>
            <text:p>process()</text:p>
          </draw:text-box>
        </draw:frame>
        <draw:rect draw:style-name="gr1" draw:text-style-name="P1" draw:layer="layout" svg:width="0.6cm" svg:height="16.6cm" svg:x="27.3cm" svg:y="25.4cm">
          <text:p/>
        </draw:rect>
        <draw:line draw:style-name="gr6" draw:text-style-name="P1" draw:layer="layout" svg:x1="19.6cm" svg:y1="25.486cm" svg:x2="27.3cm" svg:y2="25.486cm">
          <text:p/>
        </draw:line>
        <draw:frame draw:style-name="gr17" draw:layer="layout" svg:width="5.232cm" svg:height="1cm" svg:x="19.77cm" svg:y="24.5cm">
          <draw:text-box>
            <text:p>render()</text:p>
          </draw:text-box>
        </draw:frame>
        <draw:rect draw:style-name="gr1" draw:text-style-name="P1" draw:layer="layout" svg:width="0.6cm" svg:height="0.5cm" svg:x="49.7cm" svg:y="16.8cm">
          <text:p/>
        </draw:rect>
        <draw:line draw:style-name="gr3" draw:text-style-name="P1" draw:layer="layout" svg:x1="50cm" svg:y1="16.4cm" svg:x2="51.8cm" svg:y2="16.4cm">
          <text:p/>
        </draw:line>
        <draw:line draw:style-name="gr3" draw:text-style-name="P1" draw:layer="layout" svg:x1="51.8cm" svg:y1="16.8cm" svg:x2="51.8cm" svg:y2="16.4cm">
          <text:p/>
        </draw:line>
        <draw:line draw:style-name="gr6" draw:text-style-name="P1" draw:layer="layout" svg:x1="51.8cm" svg:y1="16.8cm" svg:x2="50.3cm" svg:y2="16.8cm">
          <text:p/>
        </draw:line>
        <draw:rect draw:style-name="gr1" draw:text-style-name="P1" draw:layer="layout" svg:width="0.6cm" svg:height="6.5cm" svg:x="27.6cm" svg:y="25.8cm">
          <text:p/>
        </draw:rect>
        <draw:line draw:style-name="gr3" draw:text-style-name="P1" draw:layer="layout" svg:x1="27.9cm" svg:y1="25.4cm" svg:x2="29.7cm" svg:y2="25.4cm">
          <text:p/>
        </draw:line>
        <draw:line draw:style-name="gr3" draw:text-style-name="P1" draw:layer="layout" svg:x1="29.7cm" svg:y1="25.8cm" svg:x2="29.7cm" svg:y2="25.4cm">
          <text:p/>
        </draw:line>
        <draw:line draw:style-name="gr6" draw:text-style-name="P1" draw:layer="layout" svg:x1="29.7cm" svg:y1="25.8cm" svg:x2="28.2cm" svg:y2="25.8cm">
          <text:p/>
        </draw:line>
        <draw:frame draw:style-name="gr18" draw:layer="layout" svg:width="10.9cm" svg:height="1.1cm" svg:x="29.8cm" svg:y="25.1cm">
          <draw:text-box>
            <text:p>getSearchResults($query, $genre)</text:p>
          </draw:text-box>
        </draw:frame>
        <draw:line draw:style-name="gr6" draw:text-style-name="P1" draw:layer="layout" svg:x1="28.2cm" svg:y1="27.586cm" svg:x2="37.7cm" svg:y2="27.5cm">
          <text:p/>
        </draw:line>
        <draw:frame draw:style-name="gr19" draw:layer="layout" svg:width="9.23cm" svg:height="1.2cm" svg:x="28.37cm" svg:y="26.6cm">
          <draw:text-box>
            <text:p>searchBooks($query, $genre)</text:p>
          </draw:text-box>
        </draw:frame>
        <draw:rect draw:style-name="gr1" draw:text-style-name="P1" draw:layer="layout" svg:width="0.6cm" svg:height="1.2cm" svg:x="37.8cm" svg:y="27.5cm">
          <text:p/>
        </draw:rect>
        <draw:line draw:style-name="gr6" draw:text-style-name="P1" draw:layer="layout" svg:x1="27.968cm" svg:y1="37.186cm" svg:x2="43.9cm" svg:y2="37.1cm">
          <text:p/>
        </draw:line>
        <draw:frame draw:style-name="gr20" draw:text-style-name="P2" draw:layer="layout" svg:width="15.388cm" svg:height="0.962cm" svg:x="28.1cm" svg:y="36.138cm">
          <draw:text-box>
            <text:p text:style-name="P2">extendedRender('booklist.html', $render_args)</text:p>
          </draw:text-box>
        </draw:frame>
        <draw:line draw:style-name="gr21" draw:text-style-name="P1" draw:layer="layout" svg:x1="37.8cm" svg:y1="28.7cm" svg:x2="28.2cm" svg:y2="28.7cm">
          <text:p/>
        </draw:line>
        <draw:line draw:style-name="gr21" draw:text-style-name="P1" draw:layer="layout" svg:x1="43.9cm" svg:y1="38.5cm" svg:x2="27.9cm" svg:y2="38.5cm">
          <text:p/>
        </draw:line>
        <draw:frame draw:style-name="gr14" draw:layer="layout" svg:width="3.8cm" svg:height="1.1cm" svg:x="34cm" svg:y="27.8cm">
          <draw:text-box>
            <text:p>$book_list</text:p>
          </draw:text-box>
        </draw:frame>
        <draw:frame draw:style-name="gr14" draw:layer="layout" svg:width="4.652cm" svg:height="1.1cm" svg:x="39.3cm" svg:y="37.5cm">
          <draw:text-box>
            <text:p>$html_booklist</text:p>
          </draw:text-box>
        </draw:frame>
        <draw:line draw:style-name="gr5" draw:text-style-name="P1" draw:layer="layout" svg:x1="28.2cm" svg:y1="32.3cm" svg:x2="30cm" svg:y2="32.3cm">
          <text:p/>
        </draw:line>
        <draw:line draw:style-name="gr5" draw:text-style-name="P1" draw:layer="layout" svg:x1="30cm" svg:y1="32.7cm" svg:x2="30cm" svg:y2="32.3cm">
          <text:p/>
        </draw:line>
        <draw:line draw:style-name="gr21" draw:text-style-name="P1" draw:layer="layout" svg:x1="30cm" svg:y1="32.7cm" svg:x2="27.9cm" svg:y2="32.7cm">
          <text:p/>
        </draw:line>
        <draw:frame draw:style-name="gr17" draw:layer="layout" svg:width="4.8cm" svg:height="1cm" svg:x="30.1cm" svg:y="32cm">
          <draw:text-box>
            <text:p>$found_books</text:p>
          </draw:text-box>
        </draw:frame>
        <draw:rect draw:style-name="gr1" draw:text-style-name="P1" draw:layer="layout" svg:width="0.6cm" svg:height="1.4cm" svg:x="43.9cm" svg:y="37.1cm">
          <text:p/>
        </draw:rect>
        <draw:line draw:style-name="gr6" draw:text-style-name="P1" draw:layer="layout" svg:x1="27.969cm" svg:y1="40.286cm" svg:x2="43.901cm" svg:y2="40.2cm">
          <text:p/>
        </draw:line>
        <draw:frame draw:style-name="gr20" draw:text-style-name="P2" draw:layer="layout" svg:width="15.388cm" svg:height="0.962cm" svg:x="28.001cm" svg:y="39.238cm">
          <draw:text-box>
            <text:p text:style-name="P2">extendedRender('views/search.html', $render_args)</text:p>
          </draw:text-box>
        </draw:frame>
        <draw:line draw:style-name="gr21" draw:text-style-name="P1" draw:layer="layout" svg:x1="43.901cm" svg:y1="41.7cm" svg:x2="27.901cm" svg:y2="41.7cm">
          <text:p/>
        </draw:line>
        <draw:frame draw:style-name="gr16" draw:layer="layout" svg:width="5.853cm" svg:height="1.673cm" svg:x="38.1cm" svg:y="40.7cm">
          <draw:text-box>
            <text:p>$html_searchview</text:p>
          </draw:text-box>
        </draw:frame>
        <draw:rect draw:style-name="gr1" draw:text-style-name="P1" draw:layer="layout" svg:width="0.6cm" svg:height="1.5cm" svg:x="43.901cm" svg:y="40.2cm">
          <text:p/>
        </draw:rect>
        <draw:line draw:style-name="gr21" draw:text-style-name="P1" draw:layer="layout" svg:x1="27.3cm" svg:y1="42.1cm" svg:x2="19.7cm" svg:y2="42.1cm">
          <text:p/>
        </draw:line>
        <draw:frame draw:style-name="gr22" draw:layer="layout" svg:width="5.853cm" svg:height="0.962cm" svg:x="21.5cm" svg:y="41.1cm">
          <draw:text-box>
            <text:p>$html_searchview</text:p>
          </draw:text-box>
        </draw:frame>
        <draw:line draw:style-name="gr6" draw:text-style-name="P1" draw:layer="layout" svg:x1="19.703cm" svg:y1="44.248cm" svg:x2="43.9cm" svg:y2="44.162cm">
          <text:p/>
        </draw:line>
        <draw:frame draw:style-name="gr20" draw:text-style-name="P2" draw:layer="layout" svg:width="15.388cm" svg:height="0.962cm" svg:x="19.9cm" svg:y="43.238cm">
          <draw:text-box>
            <text:p text:style-name="P2">extendedRender('index.html', $render_args)</text:p>
          </draw:text-box>
        </draw:frame>
        <draw:line draw:style-name="gr21" draw:text-style-name="P1" draw:layer="layout" svg:x1="43.9cm" svg:y1="45.662cm" svg:x2="19.6cm" svg:y2="45.662cm">
          <text:p/>
        </draw:line>
        <draw:frame draw:style-name="gr16" draw:layer="layout" svg:width="5.853cm" svg:height="1.673cm" svg:x="38.2cm" svg:y="44.662cm">
          <draw:text-box>
            <text:p>$html_document</text:p>
          </draw:text-box>
        </draw:frame>
        <draw:rect draw:style-name="gr1" draw:text-style-name="P1" draw:layer="layout" svg:width="0.6cm" svg:height="1.5cm" svg:x="43.9cm" svg:y="44.162cm">
          <text:p/>
        </draw:rect>
        <draw:rect draw:style-name="gr1" draw:text-style-name="P1" draw:layer="layout" svg:width="0.6cm" svg:height="1.3cm" svg:x="49.4cm" svg:y="34.5cm">
          <text:p/>
        </draw:rect>
        <draw:line draw:style-name="gr6" draw:text-style-name="P1" draw:layer="layout" svg:x1="28cm" svg:y1="34.5cm" svg:x2="49.4cm" svg:y2="34.5cm">
          <text:p/>
        </draw:line>
        <draw:frame draw:style-name="gr22" draw:layer="layout" svg:width="7.732cm" svg:height="0.962cm" svg:x="27.968cm" svg:y="33.3cm">
          <draw:text-box>
            <text:p>translate('product detail');</text:p>
          </draw:text-box>
        </draw:frame>
        <draw:line draw:style-name="gr21" draw:text-style-name="P1" draw:layer="layout" svg:x1="49.5cm" svg:y1="35.8cm" svg:x2="28cm" svg:y2="35.8cm">
          <text:p/>
        </draw:line>
        <draw:frame draw:style-name="gr17" draw:layer="layout" svg:width="4.8cm" svg:height="1cm" svg:x="44.5cm" svg:y="34.9cm">
          <draw:text-box>
            <text:p>'Produktdetail'</text:p>
          </draw:text-box>
        </draw:frame>
        <draw:custom-shape draw:style-name="gr23" draw:text-style-name="P3" draw:layer="layout" svg:width="1.6cm" svg:height="1.6cm" draw:transform="rotate (-0.785398163398487) translate (6.131cm 46.737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6cm" svg:height="1.6cm" draw:transform="rotate (-0.785398163398487) translate (11.669cm 46.738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6cm" svg:height="1.6cm" draw:transform="rotate (-0.785398163398487) translate (19.369cm 46.739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6cm" svg:height="1.6cm" draw:transform="rotate (-0.785398163398487) translate (27.569cm 46.74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6cm" svg:height="1.6cm" draw:transform="rotate (-0.785398163398487) translate (38.131cm 46.741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6cm" svg:height="1.6cm" draw:transform="rotate (-0.785398163398487) translate (44.169cm 46.742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6cm" svg:height="1.6cm" draw:transform="rotate (-0.785398163398487) translate (49.669cm 46.743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10145.6589631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9cm" svg:y1="45.9cm" svg:x2="12cm" svg:y2="45.9cm">
          <text:p/>
        </draw:line>
        <draw:line draw:style-name="gr21" draw:text-style-name="P1" draw:layer="layout" svg:x1="11.5cm" svg:y1="46.2cm" svg:x2="6.4cm" svg:y2="46.2cm">
          <text:p/>
        </draw:line>
        <draw:rect draw:style-name="gr1" draw:text-style-name="P1" draw:layer="layout" svg:width="0.6cm" svg:height="44.1cm" svg:x="1.5cm" svg:y="3.6cm">
          <text:p/>
        </draw:rect>
        <draw:custom-shape draw:style-name="gr4" draw:text-style-name="P1" draw:layer="layout" svg:width="16.1cm" svg:height="3.7cm" svg:x="43.9cm" svg:y="-2cm">
          <text:p text:style-name="P1">Sequenzdiagramm für den Ablauf einer Suchanfrage</text:p>
          <text:p text:style-name="P1">an die search-Vie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9T16:45:33</meta:creation-date>
    <dc:date>2014-12-29T17:49:13</dc:date>
    <meta:editing-duration>PT1H3M41S</meta:editing-duration>
    <meta:editing-cycles>22</meta:editing-cycles>
    <meta:generator>OpenOffice/4.1.1$Unix OpenOffice.org_project/411m6$Build-9775</meta:generator>
    <meta:document-statistic meta:object-count="127"/>
  </office:meta>
</office:document-meta>
</file>